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data-style-name="N0">
      <style:table-cell-properties style:vertical-align="automatic" fo:background-color="transparent"/>
    </style:style>
    <style:style style:name="co1" style:family="table-column">
      <style:table-column-properties fo:break-before="auto" style:column-width="1.71979166666667cm"/>
    </style:style>
    <style:style style:name="co2" style:family="table-column">
      <style:table-column-properties fo:break-before="auto" style:column-width="6.72041666666667cm"/>
    </style:style>
    <style:style style:name="co3" style:family="table-column">
      <style:table-column-properties fo:break-before="auto" style:column-width="6.746875cm"/>
    </style:style>
    <style:style style:name="co4" style:family="table-column">
      <style:table-column-properties fo:break-before="auto" style:column-width="40.5870833333333cm"/>
    </style:style>
    <style:style style:name="co5" style:family="table-column">
      <style:table-column-properties fo:break-before="auto" style:column-width="5.132916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metier"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number-columns-repeated="250" table:default-cell-style-name="ce2"/>
        <table:table-column table:style-name="co1" table:number-columns-repeated="16128" table:default-cell-style-name="ce1"/>
        <table:table-row table:style-name="ro1">
          <table:table-cell office:value-type="string" table:style-name="ce1">
            <text:p>id</text:p>
          </table:table-cell>
          <table:table-cell office:value-type="string" table:style-name="ce1">
            <text:p>idcat</text:p>
          </table:table-cell>
          <table:table-cell office:value-type="string" table:style-name="ce1">
            <text:p>categorie</text:p>
          </table:table-cell>
          <table:table-cell office:value-type="string" table:style-name="ce1">
            <text:p>metier</text:p>
          </table:table-cell>
          <table:table-cell office:value-type="string" table:style-name="ce1">
            <text:p>description</text:p>
          </table:table-cell>
          <table:table-cell office:value-type="string" table:style-name="ce1">
            <text:p>salaire</text:p>
          </table:table-cell>
          <table:table-cell office:value-type="string" table:style-name="ce1">
            <text:p>ville</text:p>
          </table:table-cell>
          <table:table-cell table:number-columns-repeated="249" table:style-name="ce2"/>
          <table:table-cell table:number-columns-repeated="16128"/>
        </table:table-row>
        <table:table-row table:style-name="ro1">
          <table:table-cell office:value-type="float" office:value="1" table:style-name="ce1">
            <text:p>1</text:p>
          </table:table-cell>
          <table:table-cell office:value-type="float" office:value="1" table:style-name="ce1">
            <text:p>1</text:p>
          </table:table-cell>
          <table:table-cell office:value-type="string" table:style-name="ce1">
            <text:p>Energie renouvelable</text:p>
          </table:table-cell>
          <table:table-cell office:value-type="string" table:style-name="ce1">
            <text:p>Ingénieur en Énergies Renouvelables</text:p>
          </table:table-cell>
          <table:table-cell office:value-type="string" table:style-name="ce1">
            <text:p>Responsable de la conception, du développement et de l'implémentation de projets d'énergies renouvelables tels que l'énergie solaire et éolienne. Coordonne les études techniques et assure la mise en œuvre des installations. Qualités recherchées : Solides connaissances en génie électrique, capacité à résoudre les problèmes techniques, sens de l'innovation, esprit d'équipe.</text:p>
          </table:table-cell>
          <table:table-cell office:value-type="string" table:style-name="ce1">
            <text:p>500 000 FCFA - 7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2" table:style-name="ce1">
            <text:p>2</text:p>
          </table:table-cell>
          <table:table-cell office:value-type="float" office:value="2" table:style-name="ce1">
            <text:p>2</text:p>
          </table:table-cell>
          <table:table-cell office:value-type="string" table:style-name="ce1">
            <text:p>Energie renouvelable</text:p>
          </table:table-cell>
          <table:table-cell office:value-type="string" table:style-name="ce1">
            <text:p>Technicien en Installation de Panneaux Solaires</text:p>
          </table:table-cell>
          <table:table-cell office:value-type="string" table:style-name="ce1">
            <text:p>Responsable de l'installation, de la maintenance et du dépannage des systèmes solaires photovoltaïques. Effectue des vérifications de performance et assure la conformité des installations. Qualités recherchées : Compétences techniques en électricité et en énergie solaire, capacité à travailler en hauteur, souci du détail, sens des responsabilités.</text:p>
          </table:table-cell>
          <table:table-cell office:value-type="string" table:style-name="ce1">
            <text:p>300 000 FCFA - 4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3" table:style-name="ce1">
            <text:p>3</text:p>
          </table:table-cell>
          <table:table-cell office:value-type="float" office:value="3" table:style-name="ce1">
            <text:p>3</text:p>
          </table:table-cell>
          <table:table-cell office:value-type="string" table:style-name="ce1">
            <text:p>Energie renouvelable</text:p>
          </table:table-cell>
          <table:table-cell office:value-type="string" table:style-name="ce1">
            <text:p>Chargé de Projet en Énergie Éolienne</text:p>
          </table:table-cell>
          <table:table-cell office:value-type="string" table:style-name="ce1">
            <text:p>Responsable de la gestion et de la coordination des projets d'énergie éolienne. Évalue la faisabilité technique et économique des projets, supervise la construction des parcs éoliens. Qualités recherchées : Connaissances en génie mécanique, aptitude à gérer les projets de grande envergure, compétences en planification, esprit d'analyse.</text:p>
          </table:table-cell>
          <table:table-cell office:value-type="string" table:style-name="ce1">
            <text:p>400 000 FCFA - 6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4" table:style-name="ce1">
            <text:p>4</text:p>
          </table:table-cell>
          <table:table-cell office:value-type="float" office:value="4" table:style-name="ce1">
            <text:p>4</text:p>
          </table:table-cell>
          <table:table-cell office:value-type="string" table:style-name="ce1">
            <text:p>Eco-Construction</text:p>
          </table:table-cell>
          <table:table-cell office:value-type="string" table:style-name="ce1">
            <text:p>Architecte Éco-Constructeur</text:p>
          </table:table-cell>
          <table:table-cell office:value-type="string" table:style-name="ce1">
            <text:p>Conçoit des bâtiments respectueux de l'environnement en utilisant des matériaux durables et des techniques de construction écologiques. Gère les projets de la conception à la réalisation. Qualités recherchées : Compétences en architecture durable, créativité, connaissance des réglementations en matière de construction, esprit novateur</text:p>
          </table:table-cell>
          <table:table-cell office:value-type="string" table:style-name="ce1">
            <text:p>500 000 FCFA - 7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5" table:style-name="ce1">
            <text:p>5</text:p>
          </table:table-cell>
          <table:table-cell office:value-type="float" office:value="5" table:style-name="ce1">
            <text:p>5</text:p>
          </table:table-cell>
          <table:table-cell office:value-type="string" table:style-name="ce1">
            <text:p>Eco-Construction</text:p>
          </table:table-cell>
          <table:table-cell office:value-type="string" table:style-name="ce1">
            <text:p>Conducteur de Travaux Écologiques</text:p>
          </table:table-cell>
          <table:table-cell office:value-type="string" table:style-name="ce1">
            <text:p>Supervise et coordonne les chantiers de construction écologique. Veille à l'utilisation de matériaux respectueux de l'environnement et à l'adoption de pratiques de construction durables. Qualités recherchées : Solides compétences en gestion de projet, aptitude à travailler avec diverses équipes, capacité à résoudre les problèmes sur le terrain, sens de l'organisation.</text:p>
          </table:table-cell>
          <table:table-cell office:value-type="string" table:style-name="ce1">
            <text:p>400 000 FCFA - 6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6" table:style-name="ce1">
            <text:p>6</text:p>
          </table:table-cell>
          <table:table-cell office:value-type="float" office:value="6" table:style-name="ce1">
            <text:p>6</text:p>
          </table:table-cell>
          <table:table-cell office:value-type="string" table:style-name="ce1">
            <text:p>Eco-Construction</text:p>
          </table:table-cell>
          <table:table-cell office:value-type="string" table:style-name="ce1">
            <text:p>Technicien en Gestion des Matériaux Durables</text:p>
          </table:table-cell>
          <table:table-cell office:value-type="string" table:style-name="ce1">
            <text:p>Responsable de la gestion des matériaux et des ressources durables sur les chantiers de construction. Assure la traçabilité des matériaux, recommande des alternatives écologiques. Qualités recherchées : Connaissances des matériaux durables, compétences en logistique et en approvisionnement, capacité à travailler en équipe, sens de l'efficacité.</text:p>
          </table:table-cell>
          <table:table-cell office:value-type="string" table:style-name="ce1">
            <text:p>300 000 FCFA - 4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7" table:style-name="ce1">
            <text:p>7</text:p>
          </table:table-cell>
          <table:table-cell office:value-type="float" office:value="7" table:style-name="ce1">
            <text:p>7</text:p>
          </table:table-cell>
          <table:table-cell office:value-type="string" table:style-name="ce1">
            <text:p>Gestion de dechet</text:p>
          </table:table-cell>
          <table:table-cell office:value-type="string" table:style-name="ce1">
            <text:p>Responsable de la Gestion des Déchets</text:p>
          </table:table-cell>
          <table:table-cell office:value-type="string" table:style-name="ce1">
            <text:p>Planifie, organise et supervise les activités liées à la gestion des déchets. Développe des stratégies de réduction des déchets, coordonne les opérations de collecte et de traitement. Qualités recherchées : Expertise en gestion des déchets, connaissance des réglementations environnementales, compétences en leadership, capacité à résoudre les problèmes complexes.</text:p>
          </table:table-cell>
          <table:table-cell office:value-type="string" table:style-name="ce1">
            <text:p>500 000 FCFA - 7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8" table:style-name="ce1">
            <text:p>8</text:p>
          </table:table-cell>
          <table:table-cell office:value-type="float" office:value="8" table:style-name="ce1">
            <text:p>8</text:p>
          </table:table-cell>
          <table:table-cell office:value-type="string" table:style-name="ce1">
            <text:p>Gestion de dechet</text:p>
          </table:table-cell>
          <table:table-cell office:value-type="string" table:style-name="ce1">
            <text:p>Ingénieur en Traitement des Eaux Usées</text:p>
          </table:table-cell>
          <table:table-cell office:value-type="string" table:style-name="ce1">
            <text:p>Conçoit, développe et gère les systèmes de traitement des eaux usées. Évalue les technologies de traitement, supervise les installations et assure le respect des normes environnementales. Qualités recherchées : Solides compétences en génie environnemental, connaissance des processus de traitement des eaux usées, esprit analytique, capacité à travailler en équipe.</text:p>
          </table:table-cell>
          <table:table-cell office:value-type="string" table:style-name="ce1">
            <text:p>400 000 FCFA - 6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9" table:style-name="ce1">
            <text:p>9</text:p>
          </table:table-cell>
          <table:table-cell office:value-type="float" office:value="9" table:style-name="ce1">
            <text:p>9</text:p>
          </table:table-cell>
          <table:table-cell office:value-type="string" table:style-name="ce1">
            <text:p>Gestion de dechet</text:p>
          </table:table-cell>
          <table:table-cell office:value-type="string" table:style-name="ce1">
            <text:p>Technicien en Recyclage des Déchets</text:p>
          </table:table-cell>
          <table:table-cell office:value-type="string" table:style-name="ce1">
            <text:p>Effectue des opérations de tri, de collecte et de recyclage des déchets. S'assure du bon fonctionnement des équipements de recyclage et de la conformité aux normes de sécurité. Qualités recherchées : Connaissances des techniques de recyclage, compétences techniques en mécanique, rigueur, respect des consignes de sécurité.</text:p>
          </table:table-cell>
          <table:table-cell office:value-type="string" table:style-name="ce1">
            <text:p>300 000 FCFA - 4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10" table:style-name="ce1">
            <text:p>10</text:p>
          </table:table-cell>
          <table:table-cell office:value-type="float" office:value="10" table:style-name="ce1">
            <text:p>10</text:p>
          </table:table-cell>
          <table:table-cell office:value-type="string" table:style-name="ce1">
            <text:p>Agriculture durable</text:p>
          </table:table-cell>
          <table:table-cell office:value-type="string" table:style-name="ce1">
            <text:p>Analyste des Déchets</text:p>
          </table:table-cell>
          <table:table-cell office:value-type="string" table:style-name="ce1">
            <text:p>Effectue des analyses et des évaluations des déchets afin de proposer des solutions de gestion et de réduction efficaces. Collecte et interprète les données, élabore des rapports et des recommandations. Qualités recherchées : Compétences en analyse des données, connaissance des réglementations en matière de gestion des déchets, esprit critique, capacité à communiquer efficacement.</text:p>
          </table:table-cell>
          <table:table-cell office:value-type="string" table:style-name="ce1">
            <text:p>400 000 FCFA - 6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11" table:style-name="ce1">
            <text:p>11</text:p>
          </table:table-cell>
          <table:table-cell office:value-type="float" office:value="11" table:style-name="ce1">
            <text:p>11</text:p>
          </table:table-cell>
          <table:table-cell office:value-type="string" table:style-name="ce1">
            <text:p>Agriculture durable</text:p>
          </table:table-cell>
          <table:table-cell office:value-type="string" table:style-name="ce1">
            <text:p>Technicien en Échantillonnage des Déchets</text:p>
          </table:table-cell>
          <table:table-cell office:value-type="string" table:style-name="ce1">
            <text:p>Collecte des échantillons de déchets, réalise des tests et des analyses en laboratoire. Suit les procédures d'échantillonnage, assure la précision des résultats. Qualités recherchées : Compétences en échantillonnage et en analyse de laboratoire, rigueur, attention aux détails, respect des normes de sécurité.</text:p>
          </table:table-cell>
          <table:table-cell office:value-type="string" table:style-name="ce1">
            <text:p>300 000 FCFA - 4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12" table:style-name="ce1">
            <text:p>12</text:p>
          </table:table-cell>
          <table:table-cell office:value-type="float" office:value="12" table:style-name="ce1">
            <text:p>12</text:p>
          </table:table-cell>
          <table:table-cell office:value-type="string" table:style-name="ce1">
            <text:p>Mobilite durable</text:p>
          </table:table-cell>
          <table:table-cell office:value-type="string" table:style-name="ce1">
            <text:p>Planificateur de Mobilité Durable</text:p>
          </table:table-cell>
          <table:table-cell office:value-type="string" table:style-name="ce1">
            <text:p>Développe et met en œuvre des plans de mobilité durables pour les villes et les entreprises. Favorise les modes de transport écologiques et améliore l'efficacité des systèmes de transport. Qualités recherchées : Expertise en planification urbaine, connaissance des solutions de transport durable, compétences en analyse des données, capacité à collaborer avec différents acteurs.</text:p>
          </table:table-cell>
          <table:table-cell office:value-type="string" table:style-name="ce1">
            <text:p>500 000 FCFA - 7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13" table:style-name="ce1">
            <text:p>13</text:p>
          </table:table-cell>
          <table:table-cell office:value-type="float" office:value="13" table:style-name="ce1">
            <text:p>13</text:p>
          </table:table-cell>
          <table:table-cell office:value-type="string" table:style-name="ce1">
            <text:p>Mobilite durable</text:p>
          </table:table-cell>
          <table:table-cell office:value-type="string" table:style-name="ce1">
            <text:p>Ingénieur en Transports Durables</text:p>
          </table:table-cell>
          <table:table-cell office:value-type="string" table:style-name="ce1">
            <text:p>Conçoit, développe et évalue les infrastructures de transport durable telles que les réseaux de vélos, les transports en commun écologiques. Réalise des études de faisabilité et des analyses de performance. Qualités recherchées : Compétences en génie civil, connaissance des enjeux de la mobilité durable, esprit d'innovation, capacité à résoudre les problèmes techniques.</text:p>
          </table:table-cell>
          <table:table-cell office:value-type="string" table:style-name="ce1">
            <text:p>400 000 FCFA - 6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14" table:style-name="ce1">
            <text:p>14</text:p>
          </table:table-cell>
          <table:table-cell office:value-type="float" office:value="14" table:style-name="ce1">
            <text:p>14</text:p>
          </table:table-cell>
          <table:table-cell office:value-type="string" table:style-name="ce1">
            <text:p>Biodiversite</text:p>
          </table:table-cell>
          <table:table-cell office:value-type="string" table:style-name="ce1">
            <text:p>Spécialiste en Conservation de la Biodiversité</text:p>
          </table:table-cell>
          <table:table-cell office:value-type="string" table:style-name="ce1">
            <text:p>Élabore et met en œuvre des stratégies de conservation de la biodiversité. Effectue des évaluations écologiques, surveille les espèces et les écosystèmes, coordonne des projets de préservation. Qualités recherchées : Expertise en écologie, connaissances des enjeux de la biodiversité, compétences en gestion de projet, sens de l'observation.</text:p>
          </table:table-cell>
          <table:table-cell office:value-type="string" table:style-name="ce1">
            <text:p>500 000 FCFA - 7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15" table:style-name="ce1">
            <text:p>15</text:p>
          </table:table-cell>
          <table:table-cell office:value-type="float" office:value="15" table:style-name="ce1">
            <text:p>15</text:p>
          </table:table-cell>
          <table:table-cell office:value-type="string" table:style-name="ce1">
            <text:p>Biodiversite</text:p>
          </table:table-cell>
          <table:table-cell office:value-type="string" table:style-name="ce1">
            <text:p>Botaniste</text:p>
          </table:table-cell>
          <table:table-cell office:value-type="string" table:style-name="ce1">
            <text:p>Étudie les plantes et leur écosystème, effectue des inventaires floristiques, réalise des recherches scientifiques. Contribue à la préservation et à la gestion des espèces végétales. Qualités recherchées : Connaissances en botanique, compétences en recherche scientifique, patience, curiosité.</text:p>
          </table:table-cell>
          <table:table-cell office:value-type="string" table:style-name="ce1">
            <text:p>400 000 FCFA - 6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style-name="ro1">
          <table:table-cell office:value-type="float" office:value="16" table:style-name="ce1">
            <text:p>16</text:p>
          </table:table-cell>
          <table:table-cell office:value-type="float" office:value="16" table:style-name="ce1">
            <text:p>16</text:p>
          </table:table-cell>
          <table:table-cell office:value-type="string" table:style-name="ce1">
            <text:p>Biodiversite</text:p>
          </table:table-cell>
          <table:table-cell office:value-type="string" table:style-name="ce1">
            <text:p>Guide Naturaliste</text:p>
          </table:table-cell>
          <table:table-cell office:value-type="string" table:style-name="ce1">
            <text:p>Accompagne les visiteurs dans des réserves naturelles ou des parcs nationaux, partage des connaissances sur la biodiversité locale, sensibilise à la préservation de l'environnement. Qualités recherchées : Passion pour la nature, connaissances en écologie, compétences en communication, adaptabilité.</text:p>
          </table:table-cell>
          <table:table-cell office:value-type="string" table:style-name="ce1">
            <text:p>300 000 FCFA - 400 000 FCFA</text:p>
          </table:table-cell>
          <table:table-cell office:value-type="string" table:style-name="ce1">
            <text:p>Abidjan</text:p>
          </table:table-cell>
          <table:table-cell table:number-columns-repeated="249" table:style-name="ce2"/>
          <table:table-cell table:number-columns-repeated="16128" table:style-name="ce1"/>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1009</meta:generator>
    <meta:initial-creator>phpMyAdmin 5.1.0</meta:initial-creator>
    <dc:creator>Microsoft Office User</dc:creator>
    <meta:creation-date>2023-06-30T20:13:54Z</meta:creation-date>
    <dc:date>2023-06-30T20:21:58Z</dc:date>
  </office:meta>
</office:document-meta>
</file>